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Standard">
      <style:text-properties fo:font-size="15pt" officeooo:rsid="001b274d" officeooo:paragraph-rsid="001b274d" style:font-size-asian="13.1000003814697pt" style:font-size-complex="15pt"/>
    </style:style>
    <style:style style:name="P2" style:family="paragraph" style:parent-style-name="Standard">
      <style:text-properties fo:font-size="15pt" officeooo:rsid="001b274d" officeooo:paragraph-rsid="002c81e8" style:font-size-asian="13.1000003814697pt" style:font-size-complex="15pt"/>
    </style:style>
    <style:style style:name="P3" style:family="paragraph" style:parent-style-name="Standard">
      <style:text-properties fo:font-size="15pt" officeooo:rsid="001b274d" officeooo:paragraph-rsid="001d53d9" style:font-size-asian="13.1000003814697pt" style:font-size-complex="15pt"/>
    </style:style>
    <style:style style:name="P4" style:family="paragraph" style:parent-style-name="Standard">
      <style:text-properties fo:font-size="15pt" officeooo:rsid="001d53d9" officeooo:paragraph-rsid="001d53d9" style:font-size-asian="13.1000003814697pt" style:font-size-complex="15pt"/>
    </style:style>
    <style:style style:name="P5" style:family="paragraph" style:parent-style-name="Standard">
      <style:text-properties fo:font-size="15pt" officeooo:rsid="001d53d9" officeooo:paragraph-rsid="003fe246" style:font-size-asian="13.1000003814697pt" style:font-size-complex="15pt"/>
    </style:style>
    <style:style style:name="P6" style:family="paragraph" style:parent-style-name="Standard">
      <style:text-properties fo:font-size="15pt" officeooo:rsid="0021ea40" officeooo:paragraph-rsid="0021ea40" style:font-size-asian="13.1000003814697pt" style:font-size-complex="15pt"/>
    </style:style>
    <style:style style:name="P7" style:family="paragraph" style:parent-style-name="Standard">
      <style:text-properties fo:font-size="15pt" officeooo:rsid="0021ea40" officeooo:paragraph-rsid="0023d2dc" style:font-size-asian="13.1000003814697pt" style:font-size-complex="15pt"/>
    </style:style>
    <style:style style:name="P8" style:family="paragraph" style:parent-style-name="Standard">
      <style:text-properties fo:font-size="15pt" officeooo:rsid="0023d2dc" officeooo:paragraph-rsid="0023d2dc" style:font-size-asian="13.1000003814697pt" style:font-size-complex="15pt"/>
    </style:style>
    <style:style style:name="P9" style:family="paragraph" style:parent-style-name="Standard">
      <style:text-properties fo:font-size="15pt" officeooo:rsid="0025feda" officeooo:paragraph-rsid="0025feda" style:font-size-asian="13.1000003814697pt" style:font-size-complex="15pt"/>
    </style:style>
    <style:style style:name="P10" style:family="paragraph" style:parent-style-name="Standard">
      <style:text-properties fo:font-size="15pt" officeooo:rsid="001bd3fe" officeooo:paragraph-rsid="001bd3fe" style:font-size-asian="13.1000003814697pt" style:font-size-complex="15pt"/>
    </style:style>
    <style:style style:name="P11" style:family="paragraph" style:parent-style-name="Standard">
      <style:text-properties fo:font-size="15pt" officeooo:rsid="0027078b" officeooo:paragraph-rsid="0027078b" style:font-size-asian="13.1000003814697pt" style:font-size-complex="15pt"/>
    </style:style>
    <style:style style:name="P12" style:family="paragraph" style:parent-style-name="Standard">
      <style:text-properties fo:font-size="15pt" officeooo:rsid="00281429" officeooo:paragraph-rsid="00281429" style:font-size-asian="13.1000003814697pt" style:font-size-complex="15pt"/>
    </style:style>
    <style:style style:name="P13" style:family="paragraph" style:parent-style-name="Standard">
      <style:text-properties fo:font-size="15pt" officeooo:rsid="0029a0e4" officeooo:paragraph-rsid="0029a0e4" style:font-size-asian="13.1000003814697pt" style:font-size-complex="15pt"/>
    </style:style>
    <style:style style:name="P14" style:family="paragraph" style:parent-style-name="Standard">
      <style:text-properties fo:font-size="15pt" officeooo:rsid="002b56e6" officeooo:paragraph-rsid="002b56e6" style:font-size-asian="13.1000003814697pt" style:font-size-complex="15pt"/>
    </style:style>
    <style:style style:name="P15" style:family="paragraph" style:parent-style-name="Standard">
      <style:text-properties fo:font-size="15pt" officeooo:rsid="002dd826" officeooo:paragraph-rsid="002dd826" style:font-size-asian="13.1000003814697pt" style:font-size-complex="15pt"/>
    </style:style>
    <style:style style:name="P16" style:family="paragraph" style:parent-style-name="Standard">
      <style:text-properties fo:font-size="15pt" officeooo:rsid="002e0160" officeooo:paragraph-rsid="002e0160" style:font-size-asian="13.1000003814697pt" style:font-size-complex="15pt"/>
    </style:style>
    <style:style style:name="P17" style:family="paragraph" style:parent-style-name="Standard">
      <style:text-properties fo:font-size="15pt" officeooo:rsid="00302064" officeooo:paragraph-rsid="00302064" style:font-size-asian="13.1000003814697pt" style:font-size-complex="15pt"/>
    </style:style>
    <style:style style:name="P18" style:family="paragraph" style:parent-style-name="Standard">
      <style:text-properties fo:font-size="15pt" officeooo:rsid="00302064" officeooo:paragraph-rsid="00423b51" style:font-size-asian="13.1000003814697pt" style:font-size-complex="15pt"/>
    </style:style>
    <style:style style:name="P19" style:family="paragraph" style:parent-style-name="Standard">
      <style:text-properties fo:font-size="15pt" officeooo:rsid="0031c720" officeooo:paragraph-rsid="00302064" style:font-size-asian="13.1000003814697pt" style:font-size-complex="15pt"/>
    </style:style>
    <style:style style:name="P20" style:family="paragraph" style:parent-style-name="Standard">
      <style:text-properties fo:font-size="15pt" officeooo:rsid="0040277b" officeooo:paragraph-rsid="0040277b" style:font-size-asian="13.1000003814697pt" style:font-size-complex="15pt"/>
    </style:style>
    <style:style style:name="P21" style:family="paragraph" style:parent-style-name="Standard">
      <style:text-properties fo:font-size="15pt" officeooo:rsid="004112f5" officeooo:paragraph-rsid="004112f5" style:font-size-asian="13.1000003814697pt" style:font-size-complex="15pt"/>
    </style:style>
    <style:style style:name="P22" style:family="paragraph" style:parent-style-name="Standard">
      <style:text-properties fo:font-size="15pt" officeooo:rsid="00442e22" officeooo:paragraph-rsid="00442e22" style:font-size-asian="13.1000003814697pt" style:font-size-complex="15pt"/>
    </style:style>
    <style:style style:name="T1" style:family="text">
      <style:text-properties officeooo:rsid="001bd3fe"/>
    </style:style>
    <style:style style:name="T2" style:family="text">
      <style:text-properties officeooo:rsid="001d53d9"/>
    </style:style>
    <style:style style:name="T3" style:family="text">
      <style:text-properties officeooo:rsid="0023d2dc"/>
    </style:style>
    <style:style style:name="T4" style:family="text">
      <style:text-properties officeooo:rsid="0029a0e4"/>
    </style:style>
    <style:style style:name="T5" style:family="text">
      <style:text-properties officeooo:rsid="002b56e6"/>
    </style:style>
    <style:style style:name="T6" style:family="text">
      <style:text-properties officeooo:rsid="002c81e8"/>
    </style:style>
    <style:style style:name="T7" style:family="text">
      <style:text-properties officeooo:rsid="002dd82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dd826" style:font-weight-asian="bold" style:font-weight-complex="bold"/>
    </style:style>
    <style:style style:name="T10" style:family="text">
      <style:text-properties officeooo:rsid="0030c82a"/>
    </style:style>
    <style:style style:name="T11" style:family="text">
      <style:text-properties officeooo:rsid="0034971a"/>
    </style:style>
    <style:style style:name="T12" style:family="text">
      <style:text-properties fo:font-variant="normal" fo:text-transform="none" fo:color="#222222" loext:opacity="100%" style:font-name="apple-system" fo:font-size="13.5pt" fo:letter-spacing="normal" fo:font-style="normal" fo:font-weight="normal"/>
    </style:style>
    <style:style style:name="T13" style:family="text">
      <style:text-properties fo:font-variant="normal" fo:text-transform="none" fo:color="#222222" loext:opacity="100%" style:font-name="apple-system" fo:font-size="9.75pt" fo:letter-spacing="normal" fo:font-style="normal" fo:font-weight="normal"/>
    </style:style>
    <style:style style:name="T14" style:family="text">
      <style:text-properties fo:font-variant="normal" fo:text-transform="none" fo:color="#006699" loext:opacity="100%" style:font-name="apple-system" fo:font-size="9.7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5" style:family="text">
      <style:text-properties officeooo:rsid="003ab747"/>
    </style:style>
    <style:style style:name="T16" style:family="text">
      <style:text-properties officeooo:rsid="00423b51"/>
    </style:style>
    <style:style style:name="T17" style:family="text">
      <style:text-properties officeooo:rsid="0045a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e of the most important question…</text:p>
      <text:p text:style-name="P1">steam gas </text:p>
      <text:p text:style-name="P3">quantum system convert <text:span text:style-name="T1">heat into a driven field</text:span></text:p>
      <text:p text:style-name="P5">insteaf of a moving piston. </text:p>
      <text:p text:style-name="P10">in this project <text:span text:style-name="T2">three level system drven by bath</text:span></text:p>
      <text:p text:style-name="P11">Important ground work Einstein</text:p>
      <text:p text:style-name="P4">based 1959 scovil schulz groundwork</text:p>
      <text:p text:style-name="P4">In their thermodynamic analysis, they used a single-atom laser.</text:p>
      <text:p text:style-name="P4"/>
      <text:p text:style-name="P4">A maser consist 2 elements </text:p>
      <text:p text:style-name="P6">gain medium is a <text:s/>transition between atomic states</text:p>
      <text:p text:style-name="P6">decay from higher to lower, photon is created.</text:p>
      <text:p text:style-name="P6">Population inversion on E2</text:p>
      <text:p text:style-name="P6">Explain the <text:s/>image</text:p>
      <text:p text:style-name="P22">one direction cyrcle</text:p>
      <text:p text:style-name="P6">Cavity with small leaking kappa</text:p>
      <text:p text:style-name="P6">w=E2-E1/h</text:p>
      <text:p text:style-name="P11">in this work wcav = wf therfore resonace</text:p>
      <text:p text:style-name="P6"/>
      <text:p text:style-name="P6">An arbitry state can described by <text:span text:style-name="T3">rho</text:span></text:p>
      <text:p text:style-name="P8">rho <text:s/>is given by diff</text:p>
      <text:p text:style-name="P8">von neuman, unitary part reversible</text:p>
      <text:p text:style-name="P8"/>
      <text:p text:style-name="P8"/>
      <text:p text:style-name="P8">Hamilton is the energy operator</text:p>
      <text:p text:style-name="P8">Explain the hamiltons</text:p>
      <text:p text:style-name="P8">transiton operators frequencies and coupling constant</text:p>
      <text:p text:style-name="P12">The hole conclusion is made for steady states</text:p>
      <text:p text:style-name="P8"/>
      <text:p text:style-name="P9">The interactions with the baths described by the liouvillion superoperators</text:p>
      <text:p text:style-name="P9">transition op </text:p>
      <text:p text:style-name="P9">bose-einstein occupation number</text:p>
      <text:p text:style-name="P9">gamma are decay rates <text:span text:style-name="T15">=1 in thermes of gamma</text:span></text:p>
      <text:p text:style-name="P7"/>
      <text:p text:style-name="P20">For a laser we expect</text:p>
      <text:p text:style-name="P12">Coherent light <text:span text:style-name="T4">smaephase same frequency</text:span></text:p>
      <text:p text:style-name="P13">described <text:s/>by coherent state</text:p>
      <text:p text:style-name="P13">poisson distribution</text:p>
      <text:p text:style-name="P13">phase-averaged coherent <text:s/>state (PHAV)</text:p>
      <text:p text:style-name="P13">veraged phase ϕ around 2π.</text:p>
      <text:p text:style-name="P13"><text:soft-page-break/>Randomizing doesnt photon-number distribution.</text:p>
      <text:p text:style-name="P4">A Wigner function is a representation of a general quantum state of light</text:p>
      <text:p text:style-name="P4">[1]. The function describes the probability density in phase space.</text:p>
      <text:p text:style-name="P4"/>
      <text:p text:style-name="P4"/>
      <text:p text:style-name="P14">When we work with density ...comon Tr[<text:span text:style-name="T7">A*rho</text:span>] expectation value</text:p>
      <text:p text:style-name="P4">The population inversion is seen by calculating the <text:span text:style-name="T9">occupatioin </text:span><text:span text:style-name="T8">probability</text:span> for the levels number (T r[|i⟩ ⟨i| ρ]), <text:span text:style-name="T5">i stands… </text:span></text:p>
      <text:p text:style-name="P2">If P 2 &gt; P 1 <text:span text:style-name="T7">we get popu….</text:span>.<text:span text:style-name="T5">it is nesesary for lasing, stimulated emmision.</text:span></text:p>
      <text:p text:style-name="P2"/>
      <text:p text:style-name="P2"><text:span text:style-name="T7">ploting</text:span><text:span text:style-name="T6"> </text:span><text:span text:style-name="T5"><text:s/>Tr[nρ] </text:span><text:span text:style-name="T7">vs photonumber give special courve</text:span></text:p>
      <text:p text:style-name="P15">increase n_h implicatet a increasing temperature.</text:p>
      <text:p text:style-name="P15">Photonumber Increase <text:s/>up to a peak and decrease again. Call it double threshold</text:p>
      <text:p text:style-name="P15">Explanaten: This double threshold behaviour can can be explained by the Zeno</text:p>
      <text:p text:style-name="P15">effect. The Zeno effect describes that the transition from one state to the</text:p>
      <text:p text:style-name="P15">other can be stopped by rapid successive measurements.</text:p>
      <text:p text:style-name="P15">The system behaves similarly when sufficient stimulation is applied quickly.</text:p>
      <text:p text:style-name="P16"/>
      <text:p text:style-name="P16"><text:s text:c="2"/>this double threshold by looking on the wigner-Fockplots</text:p>
      <text:p text:style-name="P21">First clously <text:s/>to a vacum state</text:p>
      <text:p text:style-name="P16"/>
      <text:p text:style-name="P16">The first law of Thermodynamics says: ”The change in internal energy of a</text:p>
      <text:p text:style-name="P16">closed system is equal to the sum of the change in heat and the change in</text:p>
      <text:p text:style-name="P16">work.” That is equal to the equation ..</text:p>
      <text:p text:style-name="P16"/>
      <text:p text:style-name="P16">In the case of this calculation with steady states ∆U or d⟨H⟩</text:p>
      <text:p text:style-name="P16">is zero. ∆W is also zero. This can be justified because ∂t H = 0 and therefore the the first law says that ⟨Jtot ⟩ have to be zero.</text:p>
      <text:p text:style-name="P17">Tr[H*L rho] <text:span text:style-name="T10">vs g</text:span></text:p>
      <text:p text:style-name="P17"/>
      <text:p text:style-name="P19">the second law of thermodynamics says that, for a isolated system, the en-</text:p>
      <text:p text:style-name="P19">tropy always remains the same or increases, but never becomes smaller. In</text:p>
      <text:p text:style-name="P19">terms of instantaneous quantities, this principle can be expressed by the</text:p>
      <text:p text:style-name="P19">entropy production rate σ̇, which should always be larger or equal than zero.</text:p>
      <text:p text:style-name="P17"/>
      <text:p text:style-name="P17"><text:span text:style-name="T12">The entropy production rate is an important quantitative measure of a non-equilibrium process and knowing its value is indicative of useful information about the system such as heat dissipated</text:span><text:bookmark text:name="ref-link-section-d20658508e406"/><text:a xlink:type="simple" xlink:href="https://www.nature.com/articles/s42005-021-00787-x#ref-CR1" text:style-name="Internet_20_link" text:visited-style-name="Visited_20_Internet_20_Link"><text:span text:style-name="T14">1</text:span></text:a><text:span text:style-name="T13">,</text:span><text:bookmark text:name="ref-link-section-d20658508e409"/><text:a xlink:type="simple" xlink:href="https://www.nature.com/articles/s42005-021-00787-x#ref-CR2" text:style-name="Internet_20_link" text:visited-style-name="Visited_20_Internet_20_Link"><text:span text:style-name="T14">2</text:span></text:a><text:span text:style-name="T12">, efficiency (if the non-equilibrium system in question is an engine</text:span><text:bookmark text:name="ref-link-section-d20658508e413"/><text:a xlink:type="simple" xlink:href="https://www.nature.com/articles/s42005-021-00787-x#ref-CR3" text:style-name="Internet_20_link" text:visited-style-name="Visited_20_Internet_20_Link"><text:span text:style-name="T14">3</text:span></text:a><text:span text:style-name="T13">,</text:span><text:bookmark text:name="ref-link-section-d20658508e413_1"/><text:a xlink:type="simple" xlink:href="https://www.nature.com/articles/s42005-021-00787-x#ref-CR4" text:style-name="Internet_20_link" text:visited-style-name="Visited_20_Internet_20_Link"><text:span text:style-name="T14">4</text:span></text:a><text:span text:style-name="T13">,</text:span><text:bookmark text:name="ref-link-section-d20658508e416"/><text:a xlink:type="simple" xlink:href="https://www.nature.com/articles/s42005-021-00787-x#ref-CR5" text:style-name="Internet_20_link" text:visited-style-name="Visited_20_Internet_20_Link"><text:span text:style-name="T14">5</text:span></text:a><text:span text:style-name="T12">) as well as free energy differences</text:span><text:bookmark text:name="ref-link-section-d20658508e420"/><text:a xlink:type="simple" xlink:href="https://www.nature.com/articles/s42005-021-00787-x#ref-CR6" text:style-name="Internet_20_link" text:visited-style-name="Visited_20_Internet_20_Link"><text:span text:style-name="T14">6</text:span></text:a><text:span text:style-name="T13">,</text:span></text:p>
      <text:p text:style-name="P17"><text:soft-page-break/></text:p>
      <text:p text:style-name="P17"/>
      <text:p text:style-name="P18"><text:span text:style-name="T17">plot of</text:span>expectation value of the photon number versus nh <text:span text:style-name="T11">is simular to the entropyprduction rate</text:span>. <text:s/><text:span text:style-name="T16">We see also a double <text:s/>threshold behaviour.</text:span></text:p>
      <text:p text:style-name="P18">If nh is large, the</text:p>
      <text:p text:style-name="P18">coupling with the hot bath dominates with respect to the coupling to the</text:p>
      <text:p text:style-name="P18">cold bath and to the photons leaking outside the cavity. The larger nh , the</text:p>
      <text:p text:style-name="P18">closer the system gets to be an equilibrium state with the hot bath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33:30.506071646</meta:creation-date>
    <dc:date>2023-03-04T23:04:15.846928508</dc:date>
    <meta:editing-duration>PT20H6M44S</meta:editing-duration>
    <meta:editing-cycles>27</meta:editing-cycles>
    <meta:generator>LibreOffice/7.4.5.1$Linux_X86_64 LibreOffice_project/40$Build-1</meta:generator>
    <meta:print-date>2023-03-02T21:54:36.267356205</meta:print-date>
    <meta:document-statistic meta:table-count="0" meta:image-count="0" meta:object-count="0" meta:page-count="3" meta:paragraph-count="65" meta:word-count="579" meta:character-count="3506" meta:non-whitespace-character-count="2975"/>
  </office:meta>
</office:document-meta>
</file>